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4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textarea-horizontal-align="justify" draw:textarea-vertical-align="middle" draw:auto-grow-height="false" fo:min-height="0.992cm" fo:min-width="11.41cm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style:paragraph-properties fo:text-align="center"/>
      <style:text-properties style:font-name="Source Code Pro1"/>
    </style:style>
    <style:style style:name="P5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hatch" draw:fill-color="#dde8cb" draw:fill-hatch-name="Black_20_45_20_Degrees_20_Wide"/>
      <style:paragraph-properties fo:text-align="center"/>
      <style:text-properties style:font-name="Source Code Pro1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1.27cm" svg:y="1.27cm">
          <text:p text:style-name="P1"><text:span text:style-name="T1">Link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2.54cm" svg:x="1.267cm" svg:y="5.08cm">
          <text:p text:style-name="P1"><text:span text:style-name="T1">Interne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048cm" svg:height="2.532cm" svg:x="1.651cm" svg:y="8.933cm">
          <text:p text:style-name="P4"><text:span text:style-name="T2">Segment</text:span></text:p>
          <text:p text:style-name="P4"><text:span text:style-name="T2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3.175cm" svg:y1="3.81cm" svg:x2="3.172cm" svg:y2="5.08cm" draw:start-shape="id1" draw:start-glue-point="2" draw:end-shape="id2" draw:end-glue-point="0" svg:d="M3175 3810v776h-3v494" svg:viewBox="0 0 4 1271">
          <text:p/>
        </draw:connector>
        <draw:custom-shape draw:style-name="gr2" draw:text-style-name="P3" xml:id="id4" draw:id="id4" draw:layer="layout" svg:width="3.81cm" svg:height="2.54cm" svg:x="5.715cm" svg:y="12.87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172cm" svg:y1="7.62cm" svg:x2="3.175cm" svg:y2="8.933cm" draw:start-shape="id2" draw:start-glue-point="2" draw:end-shape="id3" draw:end-glue-point="5" svg:d="M3172 7620v796h3v517" svg:viewBox="0 0 4 1314">
          <text:p/>
        </draw:connector>
        <draw:connector draw:style-name="gr5" draw:text-style-name="P1" draw:layer="layout" svg:x1="3.175cm" svg:y1="11.465cm" svg:x2="7.62cm" svg:y2="12.87cm" draw:start-shape="id3" draw:start-glue-point="7" draw:end-shape="id4" draw:end-glue-point="0" svg:d="M3175 11465v846h4445v559" svg:viewBox="0 0 4446 1406">
          <text:p/>
        </draw:connector>
        <draw:custom-shape draw:style-name="gr6" draw:text-style-name="P5" xml:id="id5" draw:id="id5" draw:layer="layout" svg:width="3.048cm" svg:height="2.54cm" svg:x="8.29cm" svg:y="16.98cm">
          <text:p text:style-name="P4"><text:span text:style-name="T2">Data</text:span></text:p>
          <text:p text:style-name="P4"><text:span text:style-name="T2">In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5" xml:id="id6" draw:id="id6" draw:layer="layout" svg:width="3.048cm" svg:height="2.54cm" svg:x="4.445cm" svg:y="16.98cm">
          <text:p text:style-name="P4"><text:span text:style-name="T2">Data</text:span></text:p>
          <text:p text:style-name="P4"><text:span text:style-name="T2">Out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6" draw:layer="layout" svg:x1="7.62cm" svg:y1="15.41cm" svg:x2="9.814cm" svg:y2="16.98cm" draw:start-shape="id4" draw:start-glue-point="2" draw:end-shape="id5" draw:end-glue-point="5" svg:d="M7620 15410v924h2194v646" svg:viewBox="0 0 2195 1571">
          <text:p/>
        </draw:connector>
        <draw:connector draw:style-name="gr7" draw:text-style-name="P6" draw:layer="layout" svg:x1="7.62cm" svg:y1="15.41cm" svg:x2="5.969cm" svg:y2="16.98cm" draw:start-shape="id4" draw:start-glue-point="2" draw:end-shape="id6" draw:end-glue-point="5" svg:d="M7620 15410v924h-1651v646" svg:viewBox="0 0 1652 1571">
          <text:p/>
        </draw:connector>
        <draw:custom-shape draw:style-name="gr8" draw:text-style-name="P7" draw:layer="layout" svg:width="11.938cm" svg:height="1.27cm" svg:x="1.676cm" svg:y="21.617cm"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.54cm" svg:y1="21.59cm" svg:x2="2.54cm" svg:y2="14.14cm">
          <text:p/>
        </draw:line>
        <draw:line draw:style-name="gr10" draw:text-style-name="P8" draw:layer="layout" svg:x1="2.54cm" svg:y1="14.14cm" svg:x2="5.715cm" svg:y2="14.14cm">
          <text:p/>
        </draw:line>
        <draw:line draw:style-name="gr10" draw:text-style-name="P8" draw:layer="layout" svg:x1="5.715cm" svg:y1="21.541cm" svg:x2="5.715cm" svg:y2="19.636cm">
          <text:p/>
        </draw:line>
        <draw:line draw:style-name="gr10" draw:text-style-name="P8" draw:layer="layout" svg:x1="9.825cm" svg:y1="19.636cm" svg:x2="9.825cm" svg:y2="21.668cm">
          <text:p/>
        </draw:line>
        <draw:custom-shape draw:style-name="gr6" draw:text-style-name="P5" xml:id="id7" draw:id="id7" draw:layer="layout" svg:width="3.048cm" svg:height="2.54cm" svg:x="11.43cm" svg:y="8.898cm">
          <text:p text:style-name="P4"><text:span text:style-name="T2">Segment</text:span></text:p>
          <text:p text:style-name="P4"><text:span text:style-name="T2">Out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9.525cm" svg:y1="14.14cm" svg:x2="12.954cm" svg:y2="11.438cm" draw:start-shape="id4" draw:start-glue-point="1" draw:end-shape="id7" draw:end-glue-point="7" svg:d="M9525 14140h3429v-2702" svg:viewBox="0 0 3430 2703">
          <text:p/>
        </draw:connector>
        <draw:custom-shape draw:style-name="gr2" draw:text-style-name="P3" xml:id="id8" draw:id="id8" draw:layer="layout" svg:width="3.81cm" svg:height="2.54cm" svg:x="11.049cm" svg:y="5.08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9" draw:id="id9" draw:layer="layout" svg:width="3.048cm" svg:height="2.54cm" draw:transform="rotate (-3.14159265358979) translate (10.379cm 3.81cm)">
          <text:p text:style-name="P4"><text:span text:style-name="T2">Frame</text:span></text:p>
          <text:p text:style-name="P4"><text:span text:style-name="T2">Out</text:span></text:p>
          <draw:enhanced-geometry svg:viewBox="0 0 88 21600" draw:glue-points="44 ?f6 44 0 0 10800 44 21600 88 10800" draw:text-areas="0 ?f6 88 ?f3" draw:mirror-vertical="true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12.954cm" svg:y1="8.898cm" svg:x2="12.954cm" svg:y2="7.62cm" draw:start-shape="id7" draw:start-glue-point="5" draw:end-shape="id8" draw:end-glue-point="2" svg:d="M12954 8898v-1278" svg:viewBox="0 0 1 1279">
          <text:p/>
        </draw:connector>
        <draw:connector draw:style-name="gr5" draw:text-style-name="P1" draw:layer="layout" svg:x1="12.954cm" svg:y1="5.08cm" svg:x2="10.379cm" svg:y2="2.541cm" draw:start-shape="id8" draw:start-glue-point="0" draw:end-shape="id9" draw:end-glue-point="8" svg:d="M12954 5080v-2539h-2575" svg:viewBox="0 0 2576 2540">
          <text:p/>
        </draw:connector>
        <draw:connector draw:style-name="gr5" draw:text-style-name="P1" draw:layer="layout" svg:x1="7.332cm" svg:y1="2.541cm" svg:x2="5.08cm" svg:y2="2.54cm" draw:start-shape="id9" draw:start-glue-point="6" draw:end-shape="id1" draw:end-glue-point="1" svg:d="M7332 2541h-987v-1h-1265" svg:viewBox="0 0 2253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6-18T13:42:24.711470463</dc:date>
    <meta:editing-duration>PT40M56S</meta:editing-duration>
    <meta:editing-cycles>10</meta:editing-cycles>
    <meta:generator>LibreOffice/6.2.4.2.0$Linux_X86_64 LibreOffice_project/20$Build-2</meta:generator>
    <meta:document-statistic meta:object-count="23"/>
  </office:meta>
</office:document-meta>
</file>